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1c1b1b" fo:font-size="18pt" officeooo:paragraph-rsid="0021cb64" fo:background-color="#ffffff" style:font-size-asian="18pt" style:font-size-complex="18pt"/>
    </style:style>
    <style:style style:name="P3" style:family="paragraph" style:parent-style-name="normal">
      <style:text-properties fo:font-size="18pt" officeooo:paragraph-rsid="0025f076" style:font-size-asian="18pt" style:font-size-complex="18pt"/>
    </style:style>
    <style:style style:name="P4" style:family="paragraph" style:parent-style-name="normal" style:master-page-name="Standard">
      <style:paragraph-properties fo:text-align="center" style:justify-single-word="false" style:page-number="1"/>
      <style:text-properties fo:font-size="20pt" fo:font-weight="bold" style:font-size-asian="20pt" style:font-weight-asian="bold" style:font-size-complex="20pt"/>
    </style:style>
    <style:style style:name="P5" style:family="paragraph" style:parent-style-name="normal">
      <style:text-properties fo:color="#202124" fo:font-size="18pt" fo:background-color="#ffffff" style:font-size-asian="18pt" style:font-size-complex="18pt"/>
    </style:style>
    <style:style style:name="P6" style:family="paragraph" style:parent-style-name="normal">
      <style:text-properties officeooo:paragraph-rsid="0025f076"/>
    </style:style>
    <style:style style:name="P7" style:family="paragraph" style:parent-style-name="normal">
      <style:text-properties fo:font-size="18pt" officeooo:rsid="0029a60f" officeooo:paragraph-rsid="0029a60f" style:font-size-asian="18pt" style:font-size-complex="18pt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color="#202124" fo:font-size="18pt" fo:background-color="#ffffff" loext:char-shading-value="0" style:font-size-asian="18pt" style:font-size-complex="18pt"/>
    </style:style>
    <style:style style:name="T3" style:family="text">
      <style:text-properties fo:color="#202124" fo:font-size="18pt" officeooo:rsid="001c3c30" fo:background-color="#ffffff" loext:char-shading-value="0" style:font-size-asian="18pt" style:font-size-complex="18pt"/>
    </style:style>
    <style:style style:name="T4" style:family="text">
      <style:text-properties fo:color="#202124" fo:font-size="18pt" officeooo:rsid="001d6f34" fo:background-color="#ffffff" loext:char-shading-value="0" style:font-size-asian="18pt" style:font-size-complex="18pt"/>
    </style:style>
    <style:style style:name="T5" style:family="text">
      <style:text-properties fo:color="#202124" fo:background-color="#ffffff" loext:char-shading-value="0"/>
    </style:style>
    <style:style style:name="T6" style:family="text">
      <style:text-properties fo:color="#202124" officeooo:rsid="001d6f34" fo:background-color="#ffffff" loext:char-shading-value="0"/>
    </style:style>
    <style:style style:name="T7" style:family="text">
      <style:text-properties fo:color="#202124" officeooo:rsid="0029f221" fo:background-color="#ffffff" loext:char-shading-value="0"/>
    </style:style>
    <style:style style:name="T8" style:family="text">
      <style:text-properties fo:color="#222222" fo:background-color="#ffffff" loext:char-shading-value="0"/>
    </style:style>
    <style:style style:name="T9" style:family="text">
      <style:text-properties fo:color="#222222" officeooo:rsid="001c3c30" fo:background-color="#ffffff" loext:char-shading-value="0"/>
    </style:style>
    <style:style style:name="T10" style:family="text">
      <style:text-properties fo:color="#222222" officeooo:rsid="001f6f2a" fo:background-color="#ffffff" loext:char-shading-value="0"/>
    </style:style>
    <style:style style:name="T11" style:family="text">
      <style:text-properties fo:color="#222222" officeooo:rsid="0023a789" fo:background-color="#ffffff" loext:char-shading-value="0"/>
    </style:style>
    <style:style style:name="T12" style:family="text">
      <style:text-properties fo:color="#222222" fo:font-size="18pt" fo:background-color="#ffffff" loext:char-shading-value="0" style:font-size-asian="18pt" style:font-size-complex="18pt"/>
    </style:style>
    <style:style style:name="T13" style:family="text">
      <style:text-properties fo:color="#222222" fo:font-size="18pt" officeooo:rsid="0023a789" fo:background-color="#ffffff" loext:char-shading-value="0" style:font-size-asian="18pt" style:font-size-complex="18pt"/>
    </style:style>
    <style:style style:name="T14" style:family="text">
      <style:text-properties fo:color="#222222" fo:font-size="18pt" officeooo:rsid="001f6f2a" fo:background-color="#ffffff" loext:char-shading-value="0" style:font-size-asian="18pt" style:font-size-complex="18pt"/>
    </style:style>
    <style:style style:name="T15" style:family="text">
      <style:text-properties fo:color="#222222" fo:font-size="18pt" officeooo:rsid="001c3c30" fo:background-color="#ffffff" loext:char-shading-value="0" style:font-size-asian="18pt" style:font-size-complex="18pt"/>
    </style:style>
    <style:style style:name="T16" style:family="text">
      <style:text-properties fo:color="#1c1b1b" fo:background-color="#ffffff" loext:char-shading-value="0"/>
    </style:style>
    <style:style style:name="T17" style:family="text">
      <style:text-properties fo:color="#1c1b1b" fo:font-size="18pt" fo:background-color="#ffffff" loext:char-shading-value="0" style:font-size-asian="18pt" style:font-size-complex="18pt"/>
    </style:style>
    <style:style style:name="T18" style:family="text">
      <style:text-properties fo:color="#1c1b1b" fo:font-size="18pt" officeooo:rsid="0021cb64" fo:background-color="#ffffff" loext:char-shading-value="0" style:font-size-asian="18pt" style:font-size-complex="18pt"/>
    </style:style>
    <style:style style:name="T19" style:family="text">
      <style:text-properties fo:font-weight="bold" fo:background-color="#ffffff" loext:char-shading-value="0" style:font-weight-asian="bold"/>
    </style:style>
    <style:style style:name="T20" style:family="text">
      <style:text-properties fo:background-color="#ffffff" loext:char-shading-value="0"/>
    </style:style>
    <style:style style:name="T21" style:family="text">
      <style:text-properties officeooo:rsid="0023a789" fo:background-color="#ffffff" loext:char-shading-value="0"/>
    </style:style>
    <style:style style:name="T22" style:family="text">
      <style:text-properties officeooo:rsid="0021cb64"/>
    </style:style>
    <style:style style:name="T23" style:family="text">
      <style:text-properties officeooo:rsid="0023a7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bstract </text:p>
      <text:p text:style-name="P1"><text:span text:style-name="T1">Call break</text:span> </text:p>
      <text:p text:style-name="P1"/>
      <text:p text:style-name="normal"><text:span text:style-name="T3">C</text:span><text:span text:style-name="T2">ard games usually maintain an outstanding balance between skill and chance, which is what makes them so appealing.</text:span></text:p>
      <text:p text:style-name="P5"/>
      <text:p text:style-name="P3"><text:span text:style-name="T19">Call Break</text:span><text:span text:style-name="T20"> Online is a trick-taking card game that is played using a standard deck of 52 cards </text:span><text:span text:style-name="T21">with no Joker</text:span>. <text:span text:style-name="T23">This game is unique in it’s own way providing unmatched entertainment to all card game enthusiasts </text:span><text:span text:style-name="T8">It is a strategy </text:span><text:span text:style-name="T10">MULTIPLAYER </text:span><text:span text:style-name="T8">card game where 4 players play the game at a time. </text:span></text:p>
      <text:p text:style-name="P6"><text:span text:style-name="T13">This game is hugely popular in South Asian Countries including India. This game is derived from the popular game ‘Spades’. </text:span><text:span text:style-name="T14">Each player is dealt with 13 cards distributed randomly such that each set consists of union of Spade card being the ‘Trump’ and a Face card. </text:span><text:span text:style-name="T12">T</text:span><text:span text:style-name="T15">h</text:span><text:span text:style-name="T12">is game is based on how we use the cards available by using our IQ to the fullest to win over the other players. </text:span><text:span text:style-name="T17">The main objective of this game is </text:span><text:span text:style-name="T2">to secure as many </text:span><text:span text:style-name="T4">tricks</text:span><text:span text:style-name="T2"> as possible or at least the number </text:span><text:span text:style-name="T4">of bids </text:span><text:span text:style-name="T2">that the player </text:span><text:span text:style-name="T4">committed </text:span><text:span text:style-name="T2">before the game begins. </text:span><text:span text:style-name="T4">If</text:span><text:span text:style-name="T17"> you can break a call from other players then you will win the game. The main logic behind winning the game is to use the </text:span><text:span text:style-name="T18">cards </text:span><text:span text:style-name="T17">available and place the right </text:span><text:span text:style-name="T18">card</text:span><text:span text:style-name="T17"> at the right time to win the hand.</text:span></text:p>
      <text:p text:style-name="P7"><text:soft-page-break/><text:span text:style-name="T5">Here we use Frontend Technology ReactJs and Backend Java </text:span><text:span text:style-name="T7">t</text:span><text:span text:style-name="T5">o implement the assigned project.</text:span></text:p>
      <text:p text:style-name="P2"/>
      <text:p text:style-name="P2"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31T10:01:04.448234048</dc:date>
    <meta:editing-duration>PT4H13M6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7" meta:word-count="228" meta:character-count="1249" meta:non-whitespace-character-count="1022"/>
  </office:meta>
</office:document-meta>
</file>